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7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6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6" style:family="paragraph">
      <loext:graphic-properties draw:fill="none" draw:fill-color="#ffffff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935cm" svg:height="3.063cm" svg:x="1.481cm" svg:y="0.508cm">
          <draw:text-box>
            <text:p text:style-name="P1"><text:span text:style-name="T1">HOLY GOSPEL</text:span></text:p>
            <text:p text:style-name="P1"><text:span text:style-name="T2">Mark 7:14–2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4cm" svg:height="7.766cm" svg:x="1.249cm" svg:y="0.638cm">
          <draw:text-box>
            <text:p text:style-name="P4"><text:span text:style-name="T3">14</text:span><text:span text:style-name="T4">And he called the people to him again and said to them, “Hear me, all of you, and understand: </text:span><text:span text:style-name="T3">15</text:span><text:span text:style-name="T4">There is nothing outside a person that by going into him can defile him, </text:span><text:span text:style-name="T3">16</text:span><text:span text:style-name="T4">but the things that come out of a person are what defile him.”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6" draw:layer="layout" svg:width="25.654cm" svg:height="9.269cm" svg:x="1.27cm" svg:y="0.637cm">
          <draw:text-box>
            <text:p text:style-name="P4"><text:span text:style-name="T3">17</text:span><text:span text:style-name="T4">And when he had entered the house and left the people, his disciples asked him about the parable. </text:span><text:span text:style-name="T3">18</text:span><text:span text:style-name="T4">And he said to them, “Then are you also without understanding? Do you not see that whatever goes into a person from outside cannot defile him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7" draw:layer="layout" svg:width="24.892cm" svg:height="7.766cm" svg:x="1.524cm" svg:y="0.888cm">
          <draw:text-box>
            <text:p text:style-name="P4"><text:span text:style-name="T3">19</text:span><text:span text:style-name="T4">since it enters not his heart but his stomach, and is expelled?” (Thus he declared all foods clean.) </text:span></text:p>
            <text:p text:style-name="P4"><text:span text:style-name="T3">20</text:span><text:span text:style-name="T4">And he said, “What comes out of a person is what defiles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5" draw:text-style-name="P8" draw:layer="layout" svg:width="24.892cm" svg:height="6.621cm" svg:x="1.506cm" svg:y="0.745cm">
          <draw:text-box>
            <text:p text:style-name="P4"><text:span text:style-name="T3">21</text:span><text:span text:style-name="T4">For from within, out of the heart of man, come evil thoughts, sexual immorality, theft, murder, adultery, </text:span><text:span text:style-name="T3">22</text:span><text:span text:style-name="T4">coveting, wickedness, deceit, sensuality, envy, slander, pride, foolish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4" presentation:presentation-page-layout-name="AL1T0">
        <draw:frame draw:style-name="gr6" draw:text-style-name="P8" draw:layer="layout" svg:width="24.892cm" svg:height="3.319cm" svg:x="1.506cm" svg:y="0.745cm">
          <draw:text-box>
            <text:p text:style-name="P4"><text:span text:style-name="T3">23</text:span><text:span text:style-name="T4">All these evil things come from within, and they defile a person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5T14:34:59.322000000</meta:creation-date>
    <dc:title>Hymn template</dc:title>
    <meta:editing-duration>PT19M29S</meta:editing-duration>
    <meta:editing-cycles>8</meta:editing-cycles>
    <meta:generator>LibreOffice/6.0.5.2$Windows_X86_64 LibreOffice_project/54c8cbb85f300ac59db32fe8a675ff7683cd5a16</meta:generator>
    <meta:initial-creator>Arthur Hoch</meta:initial-creator>
    <dc:date>2018-08-30T10:08:18.681000000</dc:date>
    <meta:document-statistic meta:object-count="94"/>
    <meta:template xlink:type="simple" xlink:actuate="onRequest" xlink:title="Hymn template" xlink:href="../../AppData/Roaming/LibreOffice/4/user/template/Worship%20Templsates/Hymn%20template.otp" meta:date="2015-08-25T14:34:59.214000000"/>
  </office:meta>
</office:document-meta>
</file>